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OpenSymbol" svg:font-family="OpenSymbol" style:font-charset="x-symbol"/>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officeooo:paragraph-rsid="003ebce1" style:font-style-complex="italic"/>
    </style:style>
    <style:style style:name="P4" style:family="paragraph" style:parent-style-name="Standard">
      <style:paragraph-properties text:number-lines="true" text:line-number="0"/>
      <style:text-properties officeooo:rsid="0048b0fa" officeooo:paragraph-rsid="0048b0fa" style:font-style-complex="italic"/>
    </style:style>
    <style:style style:name="P5" style:family="paragraph" style:parent-style-name="Standard">
      <style:paragraph-properties text:number-lines="true" text:line-number="0"/>
      <style:text-properties fo:font-weight="bold" style:font-weight-asian="bold" style:font-weight-complex="bold"/>
    </style:style>
    <style:style style:name="P6" style:family="paragraph" style:parent-style-name="Standard">
      <style:paragraph-properties text:number-lines="true" text:line-number="0"/>
      <style:text-properties fo:font-weight="bold" officeooo:paragraph-rsid="003ebce1" style:font-weight-asian="bold" style:font-style-complex="italic" style:font-weight-complex="bold"/>
    </style:style>
    <style:style style:name="P7" style:family="paragraph" style:parent-style-name="Standard">
      <style:paragraph-properties text:number-lines="true" text:line-number="0"/>
      <style:text-properties officeooo:rsid="001ecaab" officeooo:paragraph-rsid="001ecaab"/>
    </style:style>
    <style:style style:name="P8" style:family="paragraph" style:parent-style-name="Standard">
      <style:paragraph-properties text:number-lines="true" text:line-number="0"/>
      <style:text-properties officeooo:rsid="00200ac2" officeooo:paragraph-rsid="00200ac2"/>
    </style:style>
    <style:style style:name="P9" style:family="paragraph" style:parent-style-name="Standard">
      <style:paragraph-properties text:number-lines="true" text:line-number="0"/>
      <style:text-properties officeooo:rsid="0021bee8" officeooo:paragraph-rsid="0021bee8"/>
    </style:style>
    <style:style style:name="P10" style:family="paragraph" style:parent-style-name="Standard">
      <style:paragraph-properties text:number-lines="true" text:line-number="0"/>
      <style:text-properties officeooo:rsid="00245698" officeooo:paragraph-rsid="00245698"/>
    </style:style>
    <style:style style:name="P11" style:family="paragraph" style:parent-style-name="Standard">
      <style:paragraph-properties text:number-lines="true" text:line-number="0"/>
      <style:text-properties officeooo:rsid="00246dae" officeooo:paragraph-rsid="00246dae"/>
    </style:style>
    <style:style style:name="P12" style:family="paragraph" style:parent-style-name="Standard">
      <style:paragraph-properties text:number-lines="true" text:line-number="0"/>
      <style:text-properties officeooo:rsid="00248c73" officeooo:paragraph-rsid="00248c73"/>
    </style:style>
    <style:style style:name="P13" style:family="paragraph" style:parent-style-name="Standard">
      <style:paragraph-properties text:number-lines="true" text:line-number="0"/>
      <style:text-properties officeooo:rsid="00248c73" officeooo:paragraph-rsid="002f99c2"/>
    </style:style>
    <style:style style:name="P1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1ecaab"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35155"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5698" officeooo:paragraph-rsid="0024569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46da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48c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fe9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3224f9"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0b4f" officeooo:paragraph-rsid="003e0b4f"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3f73" officeooo:paragraph-rsid="003e3f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officeooo:paragraph-rsid="002baf9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35155" officeooo:paragraph-rsid="00235155"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33" style:family="paragraph" style:parent-style-name="Standard">
      <style:paragraph-properties text:number-lines="true" text:line-number="0"/>
      <style:text-properties officeooo:rsid="003a98fb" officeooo:paragraph-rsid="003a98fb"/>
    </style:style>
    <style:style style:name="P34" style:family="paragraph" style:parent-style-name="Standard">
      <style:paragraph-properties text:number-lines="true" text:line-number="0"/>
      <style:text-properties officeooo:paragraph-rsid="003a98fb"/>
    </style:style>
    <style:style style:name="P35" style:family="paragraph" style:parent-style-name="Standard">
      <style:paragraph-properties text:number-lines="true" text:line-number="0"/>
      <style:text-properties officeooo:paragraph-rsid="003b46dc"/>
    </style:style>
    <style:style style:name="P36" style:family="paragraph" style:parent-style-name="Standard">
      <style:paragraph-properties text:number-lines="true" text:line-number="0"/>
      <style:text-properties officeooo:paragraph-rsid="003bd0f7"/>
    </style:style>
    <style:style style:name="P37" style:family="paragraph" style:parent-style-name="Standard">
      <style:paragraph-properties text:number-lines="true" text:line-number="0"/>
      <style:text-properties officeooo:rsid="003bd0f7" officeooo:paragraph-rsid="003bd0f7"/>
    </style:style>
    <style:style style:name="P38" style:family="paragraph" style:parent-style-name="Standard">
      <style:paragraph-properties text:number-lines="true" text:line-number="0"/>
      <style:text-properties officeooo:rsid="003e0b4f" officeooo:paragraph-rsid="003e0b4f"/>
    </style:style>
    <style:style style:name="P39" style:family="paragraph" style:parent-style-name="Standard">
      <style:paragraph-properties text:number-lines="true" text:line-number="0"/>
      <style:text-properties officeooo:paragraph-rsid="003e3f73"/>
    </style:style>
    <style:style style:name="P40" style:family="paragraph" style:parent-style-name="Standard">
      <style:paragraph-properties text:number-lines="true" text:line-number="0"/>
      <style:text-properties officeooo:rsid="003e3f73" officeooo:paragraph-rsid="003ebce1"/>
    </style:style>
    <style:style style:name="P41" style:family="paragraph" style:parent-style-name="Standard">
      <style:paragraph-properties text:number-lines="true" text:line-number="0"/>
      <style:text-properties officeooo:paragraph-rsid="003ebce1"/>
    </style:style>
    <style:style style:name="P42" style:family="paragraph" style:parent-style-name="Standard">
      <style:paragraph-properties text:number-lines="true" text:line-number="0"/>
      <style:text-properties fo:font-weight="normal" officeooo:paragraph-rsid="003ebce1" style:font-weight-asian="normal" style:font-weight-complex="normal"/>
    </style:style>
    <style:style style:name="P43" style:family="paragraph" style:parent-style-name="Standard">
      <style:paragraph-properties text:number-lines="true" text:line-number="0"/>
      <style:text-properties officeooo:rsid="0043b551" officeooo:paragraph-rsid="0043b551" fo:background-color="#ffff00"/>
    </style:style>
    <style:style style:name="P44" style:family="paragraph" style:parent-style-name="Standard">
      <style:paragraph-properties text:number-lines="true" text:line-number="0"/>
      <style:text-properties officeooo:rsid="00342355" officeooo:paragraph-rsid="0043b551" fo:background-color="#ffff00" style:font-style-complex="italic"/>
    </style:style>
    <style:style style:name="P45" style:family="paragraph" style:parent-style-name="Standard">
      <style:paragraph-properties text:number-lines="true" text:line-number="0"/>
      <style:text-properties officeooo:rsid="003bd0f7" officeooo:paragraph-rsid="004e1867" fo:background-color="#ffff00"/>
    </style:style>
    <style:style style:name="P46" style:family="paragraph" style:parent-style-name="Standard">
      <style:paragraph-properties text:number-lines="true" text:line-number="0"/>
      <style:text-properties officeooo:paragraph-rsid="0040d54f"/>
    </style:style>
    <style:style style:name="P47" style:family="paragraph" style:parent-style-name="Standard">
      <style:paragraph-properties text:number-lines="true" text:line-number="0"/>
      <style:text-properties officeooo:rsid="0040d54f" officeooo:paragraph-rsid="0040d54f"/>
    </style:style>
    <style:style style:name="P48" style:family="paragraph" style:parent-style-name="Standard">
      <style:paragraph-properties text:number-lines="true" text:line-number="0"/>
      <style:text-properties officeooo:paragraph-rsid="0041d3ec"/>
    </style:style>
    <style:style style:name="P49" style:family="paragraph" style:parent-style-name="Standard">
      <style:paragraph-properties text:number-lines="true" text:line-number="0"/>
      <style:text-properties officeooo:paragraph-rsid="00444854"/>
    </style:style>
    <style:style style:name="P50" style:family="paragraph" style:parent-style-name="Standard">
      <style:paragraph-properties text:number-lines="true" text:line-number="0"/>
      <style:text-properties officeooo:rsid="0046d0e0" officeooo:paragraph-rsid="0046d0e0"/>
    </style:style>
    <style:style style:name="P51" style:family="paragraph" style:parent-style-name="Standard">
      <style:paragraph-properties text:number-lines="true" text:line-number="0"/>
      <style:text-properties officeooo:paragraph-rsid="0048b0fa"/>
    </style:style>
    <style:style style:name="P52" style:family="paragraph" style:parent-style-name="Standard">
      <style:paragraph-properties text:number-lines="true" text:line-number="0"/>
      <style:text-properties officeooo:paragraph-rsid="004b9712"/>
    </style:style>
    <style:style style:name="P53" style:family="paragraph" style:parent-style-name="Standard">
      <style:paragraph-properties text:number-lines="true" text:line-number="0"/>
      <style:text-properties officeooo:paragraph-rsid="004bd18e"/>
    </style:style>
    <style:style style:name="P54" style:family="paragraph" style:parent-style-name="Standard">
      <style:paragraph-properties text:number-lines="true" text:line-number="0"/>
      <style:text-properties officeooo:rsid="002baf93" officeooo:paragraph-rsid="002baf93"/>
    </style:style>
    <style:style style:name="P55" style:family="paragraph" style:parent-style-name="Standard">
      <style:paragraph-properties text:number-lines="true" text:line-number="0"/>
      <style:text-properties fo:font-size="8pt" style:font-size-asian="8pt" style:font-size-complex="8pt"/>
    </style:style>
    <style:style style:name="P56" style:family="paragraph" style:parent-style-name="Standard">
      <style:paragraph-properties text:number-lines="true" text:line-number="0"/>
      <style:text-properties fo:font-size="8pt" officeooo:rsid="0046d0e0" officeooo:paragraph-rsid="0046d0e0" style:font-size-asian="8pt" style:font-size-complex="8pt"/>
    </style:style>
    <style:style style:name="P57" style:family="paragraph" style:parent-style-name="Standard">
      <style:paragraph-properties text:number-lines="true" text:line-number="0"/>
      <style:text-properties fo:font-size="8pt" officeooo:paragraph-rsid="0046d0e0" style:font-size-asian="8pt" style:font-size-complex="8pt"/>
    </style:style>
    <style:style style:name="P58" style:family="paragraph" style:parent-style-name="Standard">
      <style:paragraph-properties text:number-lines="true" text:line-number="0"/>
      <style:text-properties fo:font-size="8pt" officeooo:paragraph-rsid="005361da" style:font-size-asian="8pt" style:font-size-complex="8pt"/>
    </style:style>
    <style:style style:name="P59" style:family="paragraph" style:parent-style-name="Standard">
      <style:paragraph-properties text:number-lines="true" text:line-number="0"/>
      <style:text-properties fo:font-size="8pt" officeooo:paragraph-rsid="004b9712" style:font-size-asian="8pt" style:font-size-complex="8pt"/>
    </style:style>
    <style:style style:name="P60" style:family="paragraph" style:parent-style-name="Standard">
      <style:paragraph-properties text:number-lines="true" text:line-number="0"/>
      <style:text-properties officeooo:paragraph-rsid="005361da" style:font-style-complex="italic"/>
    </style:style>
    <style:style style:name="P61" style:family="paragraph" style:parent-style-name="Standard">
      <style:paragraph-properties text:number-lines="true" text:line-number="0"/>
      <style:text-properties style:font-style-complex="italic"/>
    </style:style>
    <style:style style:name="P62" style:family="paragraph" style:parent-style-name="Standard">
      <style:paragraph-properties text:number-lines="true" text:line-number="0"/>
    </style:style>
    <style:style style:name="P6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0b4f" officeooo:paragraph-rsid="003e0b4f"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6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3224f9"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6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bd0f7" officeooo:paragraph-rsid="004e1867"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66" style:family="paragraph" style:parent-style-name="Standard">
      <style:paragraph-properties text:number-lines="true" text:line-number="0"/>
      <style:text-properties fo:font-variant="normal" fo:text-transform="none" style:use-window-font-color="true" loext:opacity="0%" style:text-line-through-style="none" style:text-line-through-type="none" style:font-name="Liberation Serif" fo:font-size="12pt" fo:font-style="normal" style:text-underline-style="none" fo:font-weight="normal" officeooo:paragraph-rsid="003224f9" fo:background-color="transparent"/>
    </style:style>
    <style:style style:name="P67" style:family="paragraph" style:parent-style-name="Standard">
      <style:paragraph-properties text:number-lines="true" text:line-number="0"/>
      <style:text-properties officeooo:rsid="003e3f73" officeooo:paragraph-rsid="003e3f73"/>
    </style:style>
    <style:style style:name="P68" style:family="paragraph" style:parent-style-name="Standard">
      <style:paragraph-properties text:number-lines="true" text:line-number="0"/>
      <style:text-properties fo:font-style="italic" style:font-style-asian="italic" style:font-style-complex="italic"/>
    </style:style>
    <style:style style:name="P69" style:family="paragraph" style:parent-style-name="Standard">
      <style:paragraph-properties text:number-lines="true" text:line-number="0"/>
      <style:text-properties officeooo:paragraph-rsid="003fe7ec"/>
    </style:style>
    <style:style style:name="P70" style:family="paragraph" style:parent-style-name="Standard">
      <style:paragraph-properties text:number-lines="true" text:line-number="0"/>
      <style:text-properties officeooo:rsid="005c7735" officeooo:paragraph-rsid="005c7735"/>
    </style:style>
    <style:style style:name="P71" style:family="paragraph" style:parent-style-name="Text_20_body">
      <style:paragraph-properties text:number-lines="true" text:line-number="0"/>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tyle-complex="italic"/>
    </style:style>
    <style:style style:name="P72" style:family="paragraph" style:parent-style-name="Text_20_body">
      <style:paragraph-properties text:number-lines="true" text:line-number="0"/>
      <style:text-properties fo:font-variant="normal" fo:text-transform="none" fo:color="#000000" loext:opacity="100%" style:text-line-through-style="none" style:text-line-through-type="none" style:font-name="Arial" fo:font-size="11pt" fo:font-style="italic" style:text-underline-style="none" fo:font-weight="normal" officeooo:rsid="003e3f73" officeooo:paragraph-rsid="003e3f73" style:text-blinking="false" fo:background-color="transparent" style:font-style-asian="italic" style:font-style-complex="italic"/>
    </style:style>
    <style:style style:name="P7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7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75" style:family="paragraph" style:parent-style-name="Text_20_body">
      <style:paragraph-properties text:number-lines="true" text:line-number="0"/>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style:font-style-asian="italic" style:font-style-complex="italic"/>
    </style:style>
    <style:style style:name="P76" style:family="paragraph" style:parent-style-name="Text_20_body">
      <style:paragraph-properties text:number-lines="true" text:line-number="0"/>
      <style:text-properties fo:font-variant="normal" fo:text-transform="none" fo:color="#000000" loext:opacity="100%" style:text-line-through-style="none" style:text-line-through-type="none" style:text-position="0% 100%" style:font-name="Arial" fo:font-size="11pt" fo:letter-spacing="normal" fo:language="es" fo:country="AR" fo:font-style="italic" style:text-underline-style="none" fo:font-weight="normal" officeooo:rsid="003e0b4f" officeooo:paragraph-rsid="003e0b4f" style:letter-kerning="true" style:text-blinking="false" fo:background-color="transparent" style:font-name-asian="Droid Sans Fallback" style:font-size-asian="10.5pt" style:language-asian="zh" style:country-asian="CN" style:font-style-asian="italic" style:font-weight-asian="normal" style:font-name-complex="Droid Sans Devanagari" style:font-size-complex="12pt" style:language-complex="hi" style:country-complex="IN" style:font-style-complex="italic" style:font-weight-complex="normal" style:text-scale="100%" text:display="true"/>
    </style:style>
    <style:style style:name="P77" style:family="paragraph" style:parent-style-name="Text_20_body">
      <style:paragraph-properties text:number-lines="true" text:line-number="0"/>
      <style:text-properties fo:font-variant="normal" fo:text-transform="none" fo:color="#000000" loext:opacity="100%" style:text-line-through-style="none" style:text-line-through-type="none" style:text-position="0% 100%" style:font-name="Arial" fo:font-size="11pt" fo:letter-spacing="normal" fo:language="es" fo:country="AR" fo:font-style="italic" style:text-underline-style="none" fo:font-weight="normal" officeooo:rsid="003bd0f7" officeooo:paragraph-rsid="004e1867" style:letter-kerning="true" style:text-blinking="false" fo:background-color="transparent" style:font-name-asian="Droid Sans Fallback" style:font-size-asian="10.5pt" style:language-asian="zh" style:country-asian="CN" style:font-style-asian="italic" style:font-weight-asian="bold" style:font-name-complex="Droid Sans Devanagari" style:font-size-complex="12pt" style:language-complex="hi" style:country-complex="IN" style:font-style-complex="italic" style:font-weight-complex="bold" style:text-scale="100%" text:display="true"/>
    </style:style>
    <style:style style:name="P7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fo:font-style="italic" style:text-underline-style="none" style:text-blinking="false" fo:background-color="transparent" style:font-style-asian="italic" style:font-style-complex="italic"/>
    </style:style>
    <style:style style:name="P79" style:family="paragraph" style:parent-style-name="Text_20_body">
      <style:paragraph-properties fo:margin-top="0cm" fo:margin-bottom="0cm" style:contextual-spacing="false" fo:line-height="138%" style:writing-mode="lr-tb"/>
      <style:text-properties fo:font-style="italic" style:font-style-asian="italic" style:font-style-complex="italic"/>
    </style:style>
    <style:style style:name="P80" style:family="paragraph" style:parent-style-name="Text_20_body">
      <style:text-properties fo:font-style="italic" style:font-style-asian="italic" style:font-style-complex="italic"/>
    </style:style>
    <style:style style:name="P81" style:family="paragraph" style:parent-style-name="Text_20_body">
      <style:text-properties fo:font-style="italic" fo:font-weight="normal" style:font-style-asian="italic" style:font-style-complex="italic"/>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eb04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f99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b46dc"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bce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5b9a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a59d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b971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cd3d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4839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e0dc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f412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64164"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e1867" style:letter-kerning="true" fo:background-color="#ffff00"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a98fb"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f6598"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cd3d9"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ebce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1d3ec"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0d54f"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2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officeooo:rsid="004cd3d9" style:letter-kerning="true" fo:background-color="transparent" loext:char-shading-value="0" style:font-name-asian="Droid Sans Fallback" style:font-size-asian="10.5pt" style:language-asian="zh" style:country-asian="CN" style:font-style-asian="normal" style:font-name-complex="Droid Sans Devanagari" style:font-size-complex="12pt" style:language-complex="hi" style:country-complex="IN" style:font-style-complex="normal" style:text-scale="100%" text:display="true"/>
    </style:style>
    <style:style style:name="T37"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38"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7da2f"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39"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5015db"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0"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8b0fa"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1"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b9712"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 fo:font-size="11pt"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 fo:font-size="11pt" style:text-underline-style="none"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 fo:font-size="11pt" style:text-underline-style="none" fo:font-weight="bold" style:text-blinking="false" fo:background-color="transparent" loext:char-shading-value="0"/>
    </style:style>
    <style:style style:name="T47" style:family="text">
      <style:text-properties style:font-style-complex="italic"/>
    </style:style>
    <style:style style:name="T48" style:family="text">
      <style:text-properties officeooo:rsid="003a98fb" style:font-style-complex="italic"/>
    </style:style>
    <style:style style:name="T49" style:family="text">
      <style:text-properties officeooo:rsid="003f8c3d" style:font-style-complex="italic"/>
    </style:style>
    <style:style style:name="T50" style:family="text">
      <style:text-properties officeooo:rsid="00342355" style:font-style-complex="italic"/>
    </style:style>
    <style:style style:name="T51" style:family="text">
      <style:text-properties officeooo:rsid="00464164" style:font-style-complex="italic"/>
    </style:style>
    <style:style style:name="T52" style:family="text">
      <style:text-properties officeooo:rsid="005f412b" style:font-style-complex="italic"/>
    </style:style>
    <style:style style:name="T53" style:family="text">
      <style:text-properties fo:font-weight="bold"/>
    </style:style>
    <style:style style:name="T54" style:family="text">
      <style:text-properties fo:font-weight="bold" style:font-weight-asian="bold" style:font-style-complex="italic" style:font-weight-complex="bold"/>
    </style:style>
    <style:style style:name="T55" style:family="text">
      <style:text-properties fo:font-weight="bold" officeooo:rsid="003a98fb" style:font-weight-asian="bold" style:font-style-complex="italic" style:font-weight-complex="bold"/>
    </style:style>
    <style:style style:name="T56" style:family="text">
      <style:text-properties fo:font-weight="bold" officeooo:rsid="003ebce1" style:font-weight-asian="bold" style:font-style-complex="italic" style:font-weight-complex="bold"/>
    </style:style>
    <style:style style:name="T57" style:family="text">
      <style:text-properties fo:font-weight="bold" style:font-weight-asian="bold" style:font-weight-complex="bold"/>
    </style:style>
    <style:style style:name="T58" style:family="text">
      <style:text-properties fo:font-weight="bold" officeooo:rsid="003a98fb" style:font-weight-asian="bold" style:font-weight-complex="bold"/>
    </style:style>
    <style:style style:name="T59" style:family="text">
      <style:text-properties fo:font-weight="bold" officeooo:rsid="003cce9c" style:font-weight-asian="bold" style:font-weight-complex="bold"/>
    </style:style>
    <style:style style:name="T60" style:family="text">
      <style:text-properties fo:font-weight="bold" officeooo:rsid="004f6598" style:font-weight-asian="bold" style:font-weight-complex="bold"/>
    </style:style>
    <style:style style:name="T61" style:family="text">
      <style:text-properties fo:font-weight="bold" officeooo:rsid="00444854" style:font-weight-asian="bold" style:font-weight-complex="bold"/>
    </style:style>
    <style:style style:name="T62" style:family="text">
      <style:text-properties fo:font-weight="bold" officeooo:rsid="0045b9a2" style:font-weight-asian="bold" style:font-weight-complex="bold"/>
    </style:style>
    <style:style style:name="T63" style:family="text">
      <style:text-properties fo:font-weight="bold" officeooo:rsid="0054a856" style:font-weight-asian="bold" style:font-weight-complex="bold"/>
    </style:style>
    <style:style style:name="T64" style:family="text">
      <style:text-properties officeooo:rsid="001e95d6"/>
    </style:style>
    <style:style style:name="T65" style:family="text">
      <style:text-properties officeooo:rsid="003a98fb"/>
    </style:style>
    <style:style style:name="T66" style:family="text">
      <style:text-properties fo:font-weight="normal" officeooo:rsid="003a98fb" style:font-weight-asian="normal" style:font-weight-complex="normal"/>
    </style:style>
    <style:style style:name="T67" style:family="text">
      <style:text-properties fo:font-style="italic"/>
    </style:style>
    <style:style style:name="T68" style:family="text">
      <style:text-properties officeooo:rsid="003b46dc"/>
    </style:style>
    <style:style style:name="T69" style:family="text">
      <style:text-properties officeooo:rsid="003cce9c"/>
    </style:style>
    <style:style style:name="T70" style:family="text">
      <style:text-properties officeooo:rsid="003e0b4f"/>
    </style:style>
    <style:style style:name="T71" style:family="text">
      <style:text-properties officeooo:rsid="003fe7ec"/>
    </style:style>
    <style:style style:name="T72" style:family="text">
      <style:text-properties officeooo:rsid="0040d54f"/>
    </style:style>
    <style:style style:name="T73" style:family="text">
      <style:text-properties officeooo:rsid="00444854"/>
    </style:style>
    <style:style style:name="T74" style:family="text">
      <style:text-properties officeooo:rsid="0045b9a2"/>
    </style:style>
    <style:style style:name="T75" style:family="text">
      <style:text-properties officeooo:rsid="00464164"/>
    </style:style>
    <style:style style:name="T76" style:family="text">
      <style:text-properties officeooo:rsid="0046d0e0"/>
    </style:style>
    <style:style style:name="T77" style:family="text">
      <style:text-properties officeooo:rsid="0047da2f"/>
    </style:style>
    <style:style style:name="T78" style:family="text">
      <style:text-properties officeooo:rsid="0048b0fa"/>
    </style:style>
    <style:style style:name="T79" style:family="text">
      <style:text-properties officeooo:rsid="004a59d8"/>
    </style:style>
    <style:style style:name="T80" style:family="text">
      <style:text-properties officeooo:rsid="004a6fb4"/>
    </style:style>
    <style:style style:name="T81" style:family="text">
      <style:text-properties officeooo:rsid="004b9712"/>
    </style:style>
    <style:style style:name="T82" style:family="text">
      <style:text-properties officeooo:rsid="004bd18e"/>
    </style:style>
    <style:style style:name="T83" style:family="text">
      <style:text-properties officeooo:rsid="004cd3d9"/>
    </style:style>
    <style:style style:name="T84" style:family="text">
      <style:text-properties officeooo:rsid="004e1867" fo:background-color="#ffff00" loext:char-shading-value="0"/>
    </style:style>
    <style:style style:name="T85" style:family="text">
      <style:text-properties officeooo:rsid="004f6598"/>
    </style:style>
    <style:style style:name="T86" style:family="text">
      <style:text-properties officeooo:rsid="005015db"/>
    </style:style>
    <style:style style:name="T87" style:family="text">
      <style:text-properties officeooo:rsid="005361da"/>
    </style:style>
    <style:style style:name="T88" style:family="text">
      <style:text-properties officeooo:rsid="00548395"/>
    </style:style>
    <style:style style:name="T89" style:family="text">
      <style:text-properties officeooo:rsid="0054a856"/>
    </style:style>
    <style:style style:name="T90" style:family="text">
      <style:text-properties officeooo:rsid="0055c08c"/>
    </style:style>
    <style:style style:name="T91" style:family="text">
      <style:text-properties fo:font-size="8pt" style:font-size-asian="8pt" style:font-size-complex="8pt"/>
    </style:style>
    <style:style style:name="T92" style:family="text">
      <style:text-properties fo:font-size="8pt" style:font-size-asian="8pt" style:font-size-complex="8pt" style:font-style-complex="italic"/>
    </style:style>
    <style:style style:name="T93" style:family="text">
      <style:text-properties fo:font-size="8pt" officeooo:rsid="004bd18e" style:font-size-asian="8pt" style:font-size-complex="8pt"/>
    </style:style>
    <style:style style:name="T94" style:family="text">
      <style:text-properties fo:font-size="8pt" fo:font-weight="bold" style:font-size-asian="8pt" style:font-weight-asian="bold" style:font-size-complex="8pt" style:font-weight-complex="bold"/>
    </style:style>
    <style:style style:name="T95" style:family="text">
      <style:text-properties officeooo:rsid="005728af"/>
    </style:style>
    <style:style style:name="T96" style:family="text">
      <style:text-properties style:font-name="Arial" fo:font-size="11pt" fo:font-style="normal" fo:font-weight="normal"/>
    </style:style>
    <style:style style:name="T97" style:family="text">
      <style:text-properties style:font-name="Arial" fo:font-size="11pt" fo:font-style="italic" fo:font-weight="normal"/>
    </style:style>
    <style:style style:name="T98" style:family="text">
      <style:text-properties style:font-name="Arial" fo:font-size="11pt" fo:font-weight="normal"/>
    </style:style>
    <style:style style:name="T99" style:family="text">
      <style:text-properties officeooo:rsid="005bce16"/>
    </style:style>
    <style:style style:name="T100" style:family="text">
      <style:text-properties style:use-window-font-color="true" loext:opacity="0%" style:text-position="0% 100%" style:font-name="Liberation Serif" fo:font-size="12pt" fo:letter-spacing="normal" fo:language="es" fo:country="AR"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01" style:family="text">
      <style:text-properties officeooo:rsid="005c7735"/>
    </style:style>
    <style:style style:name="T102" style:family="text">
      <style:text-properties officeooo:rsid="005e0dc8"/>
    </style:style>
    <style:style style:name="T103" style:family="text">
      <style:text-properties officeooo:rsid="005f412b"/>
    </style:style>
    <style:style style:name="T104" style:family="text">
      <style:text-properties officeooo:rsid="00602372"/>
    </style:style>
    <style:style style:name="T105" style:family="text">
      <style:text-properties officeooo:rsid="006171c4"/>
    </style:style>
    <style:style style:name="T106" style:family="text">
      <style:text-properties fo:color="#000000" loext:opacity="100%" style:font-name="Arial" fo:font-size="11pt" style:text-blinking="false"/>
    </style:style>
    <style:style style:name="T107" style:family="text">
      <style:text-properties fo:color="#000000" loext:opacity="100%" style:font-name="Arial" fo:font-size="11pt" fo:font-style="italic" style:text-blinking="false" style:font-style-asian="italic" style:font-style-complex="italic"/>
    </style:style>
    <style:style style:name="T108" style:family="text">
      <style:text-properties style:text-position="0% 100%" fo:letter-spacing="normal" fo:language="es" fo:country="AR" officeooo:rsid="003224f9"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9" style:family="text">
      <style:text-properties style:text-position="0% 100%" fo:letter-spacing="normal" fo:language="es" fo:country="AR" officeooo:rsid="006171c4"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
        <text:p text:style-name="P1">1)</text:p>
        <text:p text:style-name="P33">Buenos d<text:span text:style-name="T1">ías. Muchas gracias. </text:span></text:p>
        <text:p text:style-name="P34"><text:span text:style-name="T11">L</text:span>os antecedentes de esta tesis provienen de la investigación realizada para la Maestría en Docencia Universitaria de la UBA en la que <text:span text:style-name="T58">me interrogu</text:span><text:span text:style-name="T27">é</text:span><text:span text:style-name="T57"> <text:s/></text:span><text:span text:style-name="T60">sobre</text:span><text:span text:style-name="T57"> el perfil del psicólogo que puede extraerse de los diversos planes de estudio de la carrera de psicología en la UBA. </text:span><text:span text:style-name="T66">Una pregunta que </text:span>podría formularse a modo general de la siguiente manera: <text:span text:style-name="T57">“¿Qué psicólogo o psicóloga puede pensarse a la luz del análisis de su formación curricular?”</text:span>.</text:p>
        <text:p text:style-name="P1">Relevando y analizando cada uno de los planes de estudio desde el origen de la carrera en 1957 hasta el plan de 1985 me encontré con <text:s/><text:span text:style-name="T54">El </text:span><text:span text:style-name="T55">llamado “</text:span><text:span text:style-name="T54">plan 66”</text:span><text:span text:style-name="T47">. </text:span><text:span text:style-name="T48">U</text:span><text:span text:style-name="T47">n plan </text:span><text:span text:style-name="T48">cuyo surgimiento, caracter</text:span><text:span text:style-name="T21">ísticas e influencias parecía ser central </text:span><text:span text:style-name="T47">en la formación de psicólogos en la UBA. <text:s/></text:span></text:p>
        <text:p text:style-name="P1"/>
        <text:p text:style-name="P34">2) <text:span text:style-name="T65">El </text:span>Objeto de Estudio <text:span text:style-name="T85">de esta tesis </text:span>es el <text:span text:style-name="T67">Análisis y contextualización histórica</text:span> del <text:span text:style-name="T53">plan de estudios de 1966</text:span> de la carrera de Psicología de la Universidad de Buenos Aires y <text:span text:style-name="T67">sus consecuencias</text:span> en la temprana formación de psicólogos en la UBA.</text:p>
        <text:p text:style-name="P1"/>
        <text:p text:style-name="P35">3) El plan de estudios de 1966 muestra una serie de interacciones entre aspectos disciplinares y políticos-institucionales que lo hacen único. <text:line-break/><text:span text:style-name="T68">S</text:span>u particular origen y su notable influencia en la formación de los psicólog<text:span text:style-name="T68">o</text:span>s y psicólogas de la UBA lo convierten en un «parte aguas». <text:span text:style-name="T68">Un acontecimiento</text:span><text:span text:style-name="T12"> qué no sólo divide el análisis de la formación de los psicólogos UBA en dos momentos sino también en eje del diálogo curricular de los últimos 50 años.</text:span></text:p>
        <text:p text:style-name="P1">Se parte de la hipótesis que el plan de estudios de 1966 tuvo una posición singular y rupturista en la formación del Psicólogo de la UBA</text:p>
        <text:p text:style-name="P1"/>
        <text:p text:style-name="P70">4) Objetivo General: Explicitar el entramado político, institucional y disciplinar que dio origen al plan de estudios de 1966 de la Carrera de Psicología en la UBA y determinar su impacto en la formación de las psicólogas y los psicólogos de la UBA hasta 1985</text:p>
        <text:p text:style-name="P1"/>
        <text:p text:style-name="P36"><text:span text:style-name="T101">5</text:span>) Metodología: La metodología utilizada para el cumplimiento de los objetivos de la tesis s<text:span text:style-name="T57">e </text:span><text:span text:style-name="T60">dirigi</text:span><text:span text:style-name="T28">ó</text:span><text:span text:style-name="T57"> fundamentalmente a la exploración e indagación de las fuentes primarias y su contextualización histórica</text:span>.</text:p>
        <text:p text:style-name="P37">Para ello <text:span text:style-name="T57">se privilegiaron instrumentos metodol</text:span><text:span text:style-name="T26">ógicos que permitieron</text:span><text:span text:style-name="T57"> el establecimiento de diacronías conceptuales a partir del establecimiento del “acontecimiento-suceso”</text:span> disruptivo, de los análisis de los debates teóricos y su contextualización socio- política.</text:p>
        <text:p text:style-name="P37">As<text:span text:style-name="T1">í abordado, </text:span><text:span text:style-name="T26">el acontecimiento histórico manifiesta sus características de disruptivo y singular y como estructura narrativa se convierte en un analizador de realidades sociales complejas y diversas</text:span></text:p>
        <text:p text:style-name="P36"><text:span text:style-name="T69"><text:s/></text:span><text:span text:style-name="T70">Por lo tanto s</text:span><text:span text:style-name="T57">e </text:span><text:span text:style-name="T59">requiere</text:span><text:span text:style-name="T57"> una doble dimensión</text:span> que por una parte estudie la aparición del <text:span text:style-name="T47">acontecimiento, sus huellas narrables y su aspecto diacrónico. Es decir, </text:span><text:span text:style-name="T54">lo contemple como emergente en su contexto histórico</text:span><text:span text:style-name="T47">. Mientras que por otro </text:span><text:span text:style-name="T54">lo localice en un estudio empírico (fuentes primarias) sistemático y sincrónico</text:span><text:span text:style-name="T47">. Para esto último esta tesis hará uso, fundamentalmente, de los planes de estudio en tanto estos están atravesados por lo político institucional.</text:span></text:p>
        <text:p text:style-name="P2"/>
        <text:p text:style-name="P2">Fuentes primarias</text:p>
        <text:p text:style-name="P2">● Resoluciones de planes de estudio desde 1957 a 1985</text:p>
        <text:p text:style-name="P2">● Programas de asignaturas desde 1967 a 1970</text:p>
        <text:p text:style-name="P2"><text:soft-page-break/>● Archivo histórico virtual de la Facultad de Psicología - UBA</text:p>
        <text:p text:style-name="P2">● Leyes y Resoluciones Nacionales sobre el ejercicio profesional</text:p>
        <text:p text:style-name="P2">● Leyes universitarias</text:p>
        <text:p text:style-name="P2">● Notas internas UBA</text:p>
        <text:p text:style-name="P2">● Resoluciones de renuncias de profesores y auxiliares docentes 1966</text:p>
        <text:p text:style-name="P2">● Concurso APBA (Asociación de Psicólogos de Buenos Aires)</text:p>
        <text:p text:style-name="P2"/>
        <text:p text:style-name="P71"><text:bookmark text:name="docs-internal-guid-d7003cde-7fff-20dc-2a85-b4105957d3c6"/>Justificación del corpus de datos (fuentes primarias)</text:p>
        <text:p text:style-name="P73">El dictamen 2 solicita una exposición esquemática de las fuentes primarias así como los criterios de construcción del corpus de datos. </text:p>
        <text:p text:style-name="P73">La tesis contiene un Anexo que había sido preparado para presentar de 400 páginas que fue dividido en tres grandes bloques: por un lado las resoluciones y proyectos de la totalidad de los planes de estudio y sus modificaciones, por otro los expedientes, notas y documentos institucionales como las notas de creación de la Facultad, de separación de la carrera, el documento base curricular de 1985, las memorias de la gestión normalizador, etc  y por último los programas de las asignaturas de la carrera durante la implementación del plan 66 desde 1967 hasta 1970.</text:p>
        <text:p text:style-name="P73">Con este corpus de datos se conformó el núcleo de la investigación. A partir de allí se inició la selección de fuentes secundarias que permitan contextuar en los diversos niveles de análisis: el curricular, el disciplinar, el institucional y por último el de la política nacional para poder trazar las articulaciones en estos niveles. estos niveles fueron abordados con variada profundización. No es lo mismo el análisis de las resoluciones en las que se sustanció un plan de estudios (por ejemplo el caso del término “transición” utilizado para describir el plan del 66) que los rasgos generales de ciertos eventos políticos como ser la fecha del golpe de Onganía. A su vez se le dió mayor importancia a los datos sobre los profesores renunciantes (cuántos, quienes, cuándo renunciaron) que a las notas periodísticas del período. No por menos importantes sino para poder focalizar la investigación en los aspectos curriculares e institucionales al interior de la UBA</text:p>
        <text:p text:style-name="P79"><text:span text:style-name="T44">Es en este punto en el que me gustaría destacar una serie de decisiones necesarias respecto de las fuentes secundarias: el riesgo de arborización, el criterio de selección y el límite en la extensión. </text:span><text:line-break/></text:p>
        <text:p text:style-name="P68"/>
        <text:p text:style-name="P75"><text:bookmark text:name="docs-internal-guid-d094058c-7fff-7cb3-4870-05abfde39521"/>Justificación de los criterios de selección de las fuentes secundarias</text:p>
        <text:p text:style-name="P73">Es verdad que existen debilidades en la tesis. La señalada en los dictámenes 2 y 3 es , hasta cierto punto, conocida por el tesista, pero no por eso menos cierta. ¿Cuál es el límite del alcance de las fuentes secundarias? Es verdad que se subraya en la tesis la amplitud y heterogeneidad de las fuentes, sin embargo, <text:span text:style-name="T99">como porta el jurado</text:span> este punto podría ampliarse muchísimo más.</text:p>
        <text:p text:style-name="P73">Este comentario del jurado me parece central puesto que coincide con varios de los cuestionamientos que me hice durante el proceso de relevamiento del material. Mientras que tenía mas o menos claros los límites de las fuentes primarias (resoluciones, normativas, notas y expedientes), las secundarias, que implican diversas miradas, interpretaciones y perspectivas llevaban a la tesis al riesgo de hacerse muy difícil de conducir.</text:p>
        <text:p text:style-name="P73"><text:soft-page-break/>Fue una decisión de este tesista la de, tomando tres ejes: político, institucional y curricular;  concentrar priorizando el curricular, luego el institucional y por último (en términos de profundización, uso de fuentes secundarias y perspectivas de análisis) el político. Es por esto que, para no desarrollar una tesis que excediera el límite impuesto se decidió por realizar el recorte que bien señalan los jurados.</text:p>
        <text:p text:style-name="P73">En algún momento el tesista consideró seriamente realizar, por ejemplo, comparaciones con otras carreras en Universidades Nacionales e inclusive en privadas de Buenos Aires y así tal vez ampliar el espectro. Sin embargo considerando la limitación de la extensión formal la tesis podría arborizarse extendiéndose demasiado.</text:p>
        <text:p text:style-name="Text_20_body"><text:line-break/><text:span text:style-name="T102">6</text:span>)</text:p>
        <text:p text:style-name="P38"><text:span text:style-name="T19">Veamos algunos </text:span><text:span text:style-name="T1">de los ejes que se entienden como “tensiones” en el origen de la carrera de Psicología en la UBA:</text:span></text:p>
        <text:p text:style-name="P29">La carrera en la UBA comienza en 1957 en la FfyL en el marco del segundo movimiento reformista iniciado en 1955 con la revolución libertadora que derrocó a Perón. Aquí podemos señalar una primera tensión de origen: la política</text:p>
        <text:p text:style-name="P29">A su vez, al interior de la UBA, y particularmente en la Facultad se manifestaban tensiones entre los miembros de la comunidad académica mas conservadores y los que impulsaban reformas modernas.</text:p>
        <text:p text:style-name="P29">Otro eje y fuente de tensiones se enmarca en la resolución Carrillo de 1954 y la limitación del ejercicio de la psicoterapia y el psicoanálisis en exclusividad a la profesión médica. Este eje lo denominaremos el eje Legal.</text:p>
        <text:p text:style-name="P29">Por último y como efecto de las necesidades de mayores y mejores definiciones disciplinares comienzan una serie de tensiones curriculares que pretenden ser resueltas con el plan de 1962</text:p>
        <text:p text:style-name="P29"/>
        <text:p text:style-name="P76"><text:bookmark text:name="docs-internal-guid-44622291-7fff-f47d-5c78-ef20528f54a2"/>Otro comentario sumamente fértil en los dictámenes es la formulación de la pregunta, tal vez algo pretenciosa, de ¿Qué psicólogo puede pensarse a la luz de su formación curricular?. La pretensión, en este aspecto, de la tesis es una orientación y no es su objetivo agotarlo.</text:p>
        <text:p text:style-name="P73">Es más, considero el trabajo un punto de partida (como señala el DICTAMEN 1) para comenzar a responder esta pregunta. Pregunta que, a mi entender, no ha sido realizada en profundidad en la UBA desde 1962 a la hora de diseñar el plan de estudios de la carrera de psicología en la UBA y a la que considero esta tesis puede aportar.</text:p>
        <text:p text:style-name="Text_20_body"><text:line-break/><text:span text:style-name="T102">7</text:span>)</text:p>
        <text:p text:style-name="P40"><text:span text:style-name="T1">La llamada década dorada de la UBA que va de 1955 a 1966 se caracteriza por una serie de logros en varias dimensiones </text:span><text:span text:style-name="T13">en las que se impone una mentalidad en la UBA de modernización, autonomía y refundación de los principios fundamentales de la reforma de 1918</text:span><text:span text:style-name="T1">.</text:span></text:p>
        <text:p text:style-name="P40"><text:span text:style-name="T1">Propongo resumir algunos </text:span><text:span text:style-name="T13">logros </text:span><text:span text:style-name="T1">que hacen al tema que nos interesa.</text:span></text:p>
        <text:p text:style-name="P30">A nivel institucional y, vía el reciente Departamento de Extensión Universitaria, se crea del Departamento de Orientación Vocacional. La influencia de la DOV al interior de la Facultad <text:s/>se hizo fundamental, sus primeros directores adecuaron baremos para test psicométricos elaborados en el extranjero, realizaron estudios sobre psicoestadística y mientras tanto formaban estudiantes y docentes en Orientación Vocacional e investigación.</text:p>
        <text:p text:style-name="P39"><text:soft-page-break/>El aumento de estudiantes en las jóvenes carreras de Psicología, Sociología y Ciencias de la Educación promovieron nuevos cargos docentes y estimularon la sustanciación de concursos de profesores para la constitución de una Junta Departamental. </text:p>
        <text:p text:style-name="P67">La Facultad de Filosof<text:span text:style-name="T1">ía y Letras, departamentalizada, crea del Departamento de Psicología entre otros que inician un fecundo dialogo con otras disciplinas y carreras de la Facultad</text:span></text:p>
        <text:p text:style-name="P67"><text:span text:style-name="T1"/></text:p>
        <text:p text:style-name="P72"><text:bookmark text:name="docs-internal-guid-62f12adc-7fff-b327-3bfa-2edad7f3dc78"/><text:span text:style-name="T100">Como bien señala el dictamen 3 ¿Es esta tesis una reconstrucción histórica internista? Considerando que a esta altura uno ya no piensa en términos de historia interna y externa, si es necesario aclarar que la centralidad dada a la UBA en la tesis y la influencia que la formación de esta universidad ha tenido en una gran cantidad de profesionales es uno de los ejes en los que se asienta esta investigación.</text:span></text:p>
        <text:p text:style-name="P73">¿esto excluye otros criterios formativos? Para nada. Reitero que mi intención es establecer algunos cimientos para la discusión curricular en la UBA y habilitar criterios de análisis para futuras investigaciones.</text:p>
        <text:p text:style-name="P73">¿Qué mejor que poder ofrecer una suerte de puente para realizar estudios comparativos con otras universidades o currículums internacionales?. Claro que la década del 60 no se limitó al golpe de Onganía (o dicho de otra forma, el Mayo Francés no surge por generación espontánea). Sin embargo, por <text:span text:style-name="T102">razones</text:span> aritméticas, la UBA está siempre en el medio, para bien o para mal</text:p>
        <text:p text:style-name="P73">¿ha sido el plan 66 el de mayor influencia en la formación <text:span text:style-name="T103">de </text:span>los y las psicólogos de la UBA?, creo que si y que mi tesis lo demuestra.</text:p>
        <text:p text:style-name="P73">¿Tiene nuestro objeto de estudio la potencialidad de ser un analizador de algunas debilidades en la formación de casi el 40% de los psicólogos y psicólogas del país? Probablemente y por eso lo considero central, pero no suficiente. Se intenta aportar no solo nueva información sino también criterios de análisis al considerar cómo este acontecimiento disruptivo ha influido significativamente en la formación de profesionales.</text:p>
        <text:p text:style-name="Text_20_body"/>
        <text:p text:style-name="P41">7)</text:p>
        <text:p text:style-name="P41"><text:span text:style-name="T103">En</text:span> octubre de 1962 <text:span text:style-name="T103">se elev</text:span><text:span text:style-name="T20">ó </text:span>un nuevo plan de estudios que<text:span text:style-name="T54"> intentaría equilibrar las tendencias profesionalistas y las científicas con la inclusión de las orientaciones y especializaciones.</text:span><text:span text:style-name="T47"> </text:span></text:p>
        <text:p text:style-name="P3">Este nuevo plan de estudios implicó dos años de minucioso estudio e investigación por parte del Departamento de Psicología analizando currículos nacionales e internacionales.</text:p>
        <text:p text:style-name="P6">El nuevo plan se enmarcó en una situación novedosa, ya que, sin perder identidad nacional, tuvo la pretensión de mantenerse al día en el estado del arte de la psicología a nivel mundial.</text:p>
        <text:p text:style-name="P41"><text:span text:style-name="T56">E</text:span><text:span text:style-name="T54">l clima político institucional favorec</text:span><text:span text:style-name="T30">í</text:span><text:span text:style-name="T31">a</text:span><text:span text:style-name="T54"> las interacciones sociales </text:span><text:span text:style-name="T56">que</text:span><text:span text:style-name="T54"> enriquecieron los intercambios intelectuales y delinearon una identidad entre el estudiantado </text:span><text:span text:style-name="T56">e inclusive en su relaci</text:span><text:span text:style-name="T31">ón con sus profesores.</text:span></text:p>
        <text:p text:style-name="P6">Las especializaciones del plan de 1962 eran: Psicología Clínica; Orientación Vocacional y Profesional; Teoría e Investigación Psicológica y Psicología Educacional.</text:p>
        <text:p text:style-name="P42"><text:span text:style-name="T49">E</text:span><text:span text:style-name="T47">l plan de 1962 </text:span><text:span text:style-name="T49">manifiesta </text:span><text:span text:style-name="T47">una declaración, una posición, un mensaje dirigido a los médicos y a la comunidad toda, que los psicólogos y psicólogas de la UBA </text:span><text:span text:style-name="T49">se estaban formando</text:span><text:span text:style-name="T47"> “para el ejercicio de la psicoterapia y el psicoanálisis” ya que se enseñaba en la Carrera de grado aquello que había estado prohibido desde antes de su creación.</text:span></text:p>
        <text:p text:style-name="P2"/>
        <text:p text:style-name="P46"><text:span text:style-name="T103">9</text:span><text:span text:style-name="T72">) </text:span></text:p>
        <text:p text:style-name="P47"><text:soft-page-break/><text:span text:style-name="T23">Durante la década de 1960 l</text:span><text:span text:style-name="T34">os movimientos estudiantiles se co</text:span><text:span text:style-name="T26">mprometían cada vez más con la política nacional</text:span><text:span text:style-name="T1">. Asimismo las Fuerzas armadas comenzaron a mirar hacia adentro considerando que el enemigo comunista y revolucionario se encontraba mimetizado en la población civil.</text:span></text:p>
        <text:p text:style-name="P48"><text:span text:style-name="T32">L</text:span><text:span text:style-name="T33">a autonomía de las universidades respecto de los poderes temporales fue siempre motivo de disputa -desde los orígenes de las agrupaciones de estudiantes y docentes del siglo XIII- y se entiende porque </text:span><text:span text:style-name="T32">l</text:span><text:span text:style-name="T57">os militares entendían que al limitar su accionar disciplinador, la autonomía universitaria constituía un obstáculo para el cumplimiento de sus funciones.</text:span></text:p>
        <text:p text:style-name="P69"/>
        <text:p text:style-name="P44">(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43"><text:span text:style-name="T50">Las fuerzas de seguridad acusaron a la autonomía universitaria como la causa de estos desmanes, por la cual entendieron que al prohibir el ingreso a las aulas de las fuerzas de seguridad se limitaba el accionar regulador y disciplinar de la policía. </text:span><text:span text:style-name="T47">)</text:span></text:p>
        <text:p text:style-name="P1"/>
        <text:p text:style-name="P1"><text:span text:style-name="T103">10</text:span>) </text:p>
        <text:p text:style-name="P1">El 28 de junio de 1966 se produjo el golpe militar llamado “Revolución Argentina” que llevaría a la presidencia de facto a Juan Carlos Onganía</text:p>
        <text:p text:style-name="P55">Este golpe, ya en su nominación, se proponía como una revolución para todo el país que iba a modificar no solo la base de la política sino también de la cultura de la sociedad. Dentro de este cambio cultural <text:span text:style-name="T54">los estudios superiores no iban estar exentos ya que se presentaban como un territorio hostil para el nuevo gobierno y, por lo tanto, debían someterse al nuevo orden propuesto.</text:span></text:p>
        <text:p text:style-name="P1">El golpe del 28 de junio 1966 llevó al poder a un régimen burocrático autoritario que inyectó en las Universidades, vía su intervención, a un grupo de colaboradores conservadores, liberales autoritarios, nacionalistas y antisemitas.</text:p>
        <text:p text:style-name="P1"/>
        <text:p text:style-name="P1">1<text:span text:style-name="T103">1</text:span>)</text:p>
        <text:p text:style-name="P1"><text:span text:style-name="T73">Al mes del golpe, </text:span>El 29 de julio de 1966 Onganía firmó el Decreto No 16.912 que <text:span text:style-name="T57">subordinó a las autoridades universitarias a las directivas del Ministerio de Educación, lo que claramente apuntó a disolver la autonomía universitaria</text:span>. <text:span text:style-name="T91">La idea de este Decreto era convertir a las autoridades de las casas de estudio en personal administrativo que sólo cumpliera las resoluciones del gobierno. A su vez l</text:span><text:span text:style-name="T94">as agrupaciones estudiantiles, muy movilizadas, debían abstenerse de realizar actividades políticas bajo la amenaza de disolución de los centros de estudiantes.</text:span><text:span text:style-name="T91"> Una vez decretada la ley los Rectores y Decanos debían comunicar personalmente al Ministerio, </text:span><text:span text:style-name="T94">dentro de las 48 horas, la asunción de las funciones administrativas antes descritas</text:span><text:span text:style-name="T91">.</text:span></text:p>
        <text:p text:style-name="P1"/>
        <text:p text:style-name="P55">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text:s/>la violencia mayor se concentraría en la sede de la Facultad de Ciencias Exactas </text:p>
        <text:p text:style-name="P1">Las clases fueron suspendidas a partir de los primeros días de agosto durante semanas retomadas paulatinamente hacia el 22 de de ese mes; en las Facultades de Ciencias Exactas y Naturales y Filosofía y Letras el regreso fue durante el mes de octubre. </text:p>
        <text:p text:style-name="P1"/>
        <text:p text:style-name="P1">1<text:span text:style-name="T103">2</text:span>)</text:p>
        <text:p text:style-name="P1">El rector de la UBA y la totalidad de los decanos renunciaron. En la Facultad de Filosofía y Letras renunciaron unos 300 docentes referentes fundamentales de la Carrera de Psicología. El grupo reformista e innovador que venía trabajando desde 1957 y <text:span text:style-name="T86">que </text:span>se había reforzado a comienzos de 1960 virtualmente se quebró y se vaciaron las aulas. </text:p>
        <text:p text:style-name="P1">Varios profesionales de la derecha católica con vínculos con la UBA y, obviamente, las Fuerzas Armadas tomaron las riendas del sistema educativo desde la Secretaría de Educación. Esta <text:soft-page-break/>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E<text:span text:style-name="T54">l 16 de agosto de 1966 se nombró rector de la UBA al Dr. Luis Botet,</text:span><text:span text:style-name="T47"> un juez penal y funcionario de la Revolución Libertadora que además había sido procurador del Tesoro durante el gobierno de Aramburu y </text:span><text:span text:style-name="T51">ten</text:span><text:span text:style-name="T22">ía</text:span><text:span text:style-name="T47"> fuertes vínculos con la Marina,</text:span></text:p>
        <text:p text:style-name="P1"/>
        <text:p text:style-name="P1"/>
        <text:p text:style-name="P1">1<text:span text:style-name="T103">3</text:span>)</text:p>
        <text:p text:style-name="P49"><text:span text:style-name="T73">L</text:span><text:span text:style-name="T61">as </text:span><text:span text:style-name="T57">renuncias tenían un fuerte carácter declaratorio de manifiesto descontento</text:span> dando comienzo a las <text:span text:style-name="T57">polémicas entre </text:span><text:span text:style-name="T62">aquellos </text:span><text:span text:style-name="T57">renunciantes</text:span> <text:span text:style-name="T74">que consideraban que retornar a las aulas era apoyar la intervenci</text:span><text:span text:style-name="T14">ón</text:span> <text:span text:style-name="T57">y los que entendían que se debía luchar desde adentro </text:span>contra el régimen. Es importante destacar <text:span text:style-name="T57">el fuerte apoyo del movimiento estudiantil a estos últimos, dado que la alternativa los dejaba sin clases.</text:span></text:p>
        <text:p text:style-name="P50">Seg<text:span text:style-name="T1">ún los testimonios de los graduados y estudiantes mientras que la mayoría de los docentes renunciaban, aquellos que no lo hicieron fueron despedidos. El vaciamiento de la Carrera llevó a los estudiantes a intentar terminar sus estudios por otras vías, como cuenta José Töpf, algunos docentes se trasladaron a Montevideo para conversar con representantes de la Facultad de Humanidades de la República. Entre las alternativas pensadas se encontraba un proyecto de crear una Universidad en la Asociación de Psicólogos de Buenos Aires.</text:span></text:p>
        <text:p text:style-name="P50"><text:span text:style-name="T54">Se intent</text:span><text:span text:style-name="T30">ó resistir la intervención, sin embargo, la renuncia de sus referentes principales en la planta docente, el debilitamiento sistemático de las resistencias a fuerza de represión policial y las cada vez más dificultosas condiciones para finalizar sus estudios hicieron languidecer la fuerza de la cohesión estudiantil y mermó la actividad de resistencia.</text:span></text:p>
        <text:p text:style-name="P1"/>
        <text:p text:style-name="P1"/>
        <text:p text:style-name="P1">1<text:span text:style-name="T103">4</text:span>)</text:p>
        <text:p text:style-name="P1">El Rector <text:span text:style-name="T75">Botet </text:span>designó un Comisión Asesora (Res Nº 1995/66) cuya tarea era el diseño de un nuevo plan de estudios para la Carrera de Psicología. </text:p>
        <text:p text:style-name="P56">Los integrantes de esta comisi<text:span text:style-name="T37">ón no pertenecían a la carrera de psicología, obviamente y eran: (Leer)</text:span></text:p>
        <text:p text:style-name="P57">Tanto en los casos de Affani como de Insúa <text:span text:style-name="T77">que proven</text:span><text:span text:style-name="T38">ían de Medicina</text:span> no se han encontrado datos de su afiliación política o ideológica por lo que se los tomará como investigadores prestigiosos del ámbito de la medicina y en el caso de Affani con poca o incomprobable conexión a la disciplina psicológica <text:span text:style-name="T77">siendo el titular de la c</text:span><text:span text:style-name="T38">átedra de Fisiología Animal</text:span>. En cambio en los casos notables de Brie y de Tramezzani <text:span text:style-name="T77">(investigador en neurobiolog</text:span><text:span text:style-name="T38">í</text:span><text:span text:style-name="T77">a) </text:span>ambos eran de derecha católica, anticomunistas y antisemitas y se encontrarán, más adelante, ligados a casos de corrupción vinculados con el recién creado CONICET durante <text:span text:style-name="T77">el gobierno de facto de 1976</text:span>. Por último, son destacables las particularidades de Asti Vera <text:span text:style-name="T76">que <text:s/></text:span><text:span text:style-name="T86">fue</text:span><text:span text:style-name="T76"> director del Centro de Estudios de Filosofía Oriental y de la </text:span>Fundación de Estudios de Filosofía y Religiones del Oriente en la Universidad de Buenos Aires, y allí mismo, desde hacía seis años, Director del Departamento de Filosofía de la Facultad de Filosofía y Letras a la que había vuelto después de doce años de ausencia tras el golpe de Estado de la autodenominada Revolución Libertadora de 1955 como promotor de las investigaciones en parapsicología o psicología paranormal en la Universidad de Buenos Aires. <text:span text:style-name="T86">Es decir que Asti Vera hab</text:span><text:span text:style-name="T39">ía participado de la Universidad hasta el inicio de la década dorada.</text:span></text:p>
        <text:p text:style-name="P55"/>
        <text:p text:style-name="P1"><text:span text:style-name="T54">Estos actores fueron quienes diseñaron, en tanto formaban parte del Consejo Asesor nombrado por el Rector, el primer esquema curricular</text:span><text:span text:style-name="T47"> que, luego sentaría las bases de la formación de los psicólogos de la Universidad de Buenos Aires. </text:span></text:p>
        <text:p text:style-name="P1"/>
        <text:p text:style-name="P1">1<text:span text:style-name="T103">5</text:span>) </text:p>
        <text:p text:style-name="P1"><text:span text:style-name="T54">El 22 de marzo de 1967 se resolvió la aprobación del nuevo plan de estudios que “determinará las funciones que el psicólogo debe desempeñar de acuerdo con los requerimientos del país”</text:span><text:span text:style-name="T47"> </text:span><text:span text:style-name="T92">(Res. (C.S.) No 330/67)</text:span></text:p>
        <text:p text:style-name="P55">Este plan de estudios, calificado de “tomista” por alguno de los psicólogos de la época, nunca se implementó en la forma en que se presentó, pero sentó algunas de las bases en las que se realizaron las modificaciones posteriores.</text:p>
        <text:p text:style-name="P1"><text:span text:style-name="T54">Entre los rasgos que se destacan y perdurarán casi hasta hoy descollaron las nuevas Orientaciones profesionales: La Orientación Jurídica y Forense y la Orientación Industrial y Laboral</text:span><text:span text:style-name="T47">. Estas orientaciones fueron diseñadas curricularmente por esta comisión asesora exógena a la profesión, a la carrera y a la Facultad.</text:span></text:p>
        <text:p text:style-name="P1"><text:soft-page-break/>S<text:span text:style-name="T57">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span></text:p>
        <text:p text:style-name="P1"/>
        <text:p text:style-name="P55">El <text:span text:style-name="T78">plan conten</text:span><text:span text:style-name="T40">ía </text:span>40 asignaturas lo que llevaba a la Carrera a extenderse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55"/>
        <text:p text:style-name="P1">1<text:span text:style-name="T103">6</text:span>) </text:p>
        <text:p text:style-name="P1">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54">esta versión del plan se presentaba como un cambio bastante radical y poco organizado respecto del trayecto educativo que los y las estudiantes de psicología venían realizando desde 1957</text:span><text:span text:style-name="T47">. </text:span></text:p>
        <text:p text:style-name="P4">(Leer)</text:p>
        <text:p text:style-name="P51">A 10 años de la creación de la carrera <text:span text:style-name="T54">el nuevo plan rompió con el impulso modernizador y reformista a la vez que carecía de elementos básicos como docentes que la dictaran, contenidos que respetaran la tradición formativa, organización de la cursada para los estudiantes, entre otros</text:span><text:span text:style-name="T47">.</text:span></text:p>
        <text:p text:style-name="P1"/>
        <text:p text:style-name="P1">1<text:span text:style-name="T103">7</text:span>)</text:p>
        <text:p text:style-name="P1">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text:p>
        <text:p text:style-name="P1">Es recién <text:span text:style-name="T54">el 25 de agosto de 1967 que se termina de diseñar el plan definitivo</text:span><text:span text:style-name="T47">, el que será conocido como el "Plan 66". </text:span><text:span text:style-name="T52">Recordemos que este proceso se realiza sin los profesores.</text:span></text:p>
        <text:p text:style-name="P1"/>
        <text:p text:style-name="P1">En este plan de 30 materias (a diferencia de las 40 de la propuesta original), Una de sus novedades destacadas remitían a<text:span text:style-name="T57"> la titulación en los que se distinguiría la Licenciatura en Psicología con o sin mención de la Orientación</text:span>. <text:span text:style-name="T91">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span></text:p>
        <text:p text:style-name="P1"/>
        <text:p text:style-name="P1">De este plan <text:span text:style-name="T78">interesa</text:span> destacar <text:span text:style-name="T95">otro</text:span> rasgo importante: <text:span text:style-name="T54">Se lo consideraba un plan de transición</text:span></text:p>
        <text:p text:style-name="P1"/>
        <text:p text:style-name="P1"/>
        <text:p text:style-name="P1">1<text:span text:style-name="T103">8</text:span>)</text:p>
        <text:p text:style-name="P51">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text:span text:style-name="T91">: por un lado, a un grupo de psiquiatras fenomenólogos colegas, por otro a psiquiatras de la Asociación Psicoanalítica Argentina y por último a la Asociación de Psicólogos en dónde estaban, entre otros, los y las auxiliares que habían renunciado.</text:span></text:p>
        <text:p text:style-name="P58"><text:span text:style-name="T87">La APBA creada el </text:span>El 10 de noviembre de 1962 <text:s/><text:span text:style-name="T87">la formaba </text:span>un importante grupo de graduados y graduadas recientes de Psicología<text:span text:style-name="T54">.</text:span></text:p>
        <text:p text:style-name="P60">El ofrecimiento del Dr. Ipar se repartió en tercios, un tercio para docentes médicos psiquiatras, un tercio para psicoanalistas de APA y el otro para los psicólogos y psicólogas de APBA.</text:p>
        <text:p text:style-name="P1">La Asociación de Psicólogos de Buenos Aires realizó un concurso interno de antecedentes y en “diciembre de 1967, la Comisión Directiva de la APBA comunica los resultados del mismo” a la Universidad. </text:p>
        <text:p text:style-name="P5"><text:soft-page-break/>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text:span text:style-name="T87">profesionales </text:span>con no más de 5 años de graduados pasan, en pocos meses, d<text:span text:style-name="T54">e ser auxiliares a convertirse en docentes a cargo de asignaturas</text:span><text:span text:style-name="T47">. La gran mayoría con muy poca experiencia en el campo de la docencia y, por razones obvias, en el campo profesional. </text:span></text:p>
        <text:p text:style-name="P1">Es importante destacar que su relación con las autoridades fue claramente asimétirica. Así se observa en las impugnaciones realizadas por Ipar a los concursos de APBA.</text:p>
        <text:p text:style-name="P1">Las y los psicólogos reunidos en la APBA realizaron una tarea casi heroica para la continuidad de la carrera: <text:span text:style-name="T54">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47"> </text:span></text:p>
        <text:p text:style-name="P1"/>
        <text:p text:style-name="P1">1<text:span text:style-name="T104">9</text:span>)</text:p>
        <text:p text:style-name="P1">Si recapitulamos hasta este momento. Se pueden enumerar algunas características del Plan 66 .</text:p>
        <text:p text:style-name="P51">La idea de un plan <text:span text:style-name="T88">de transici</text:span><text:span text:style-name="T18">ón</text:span> que dice no alterar la propuesta inicial y sin embargo lo hace, <text:span text:style-name="T54">intenta satisfacer a dos amos: las necesidades políticas de responder a la Comisión Asesora nombrada por el Rector y la necesidad de hacer practicable un plan de estudios con docentes psicólogos.</text:span></text:p>
        <text:p text:style-name="P1">El plan definitivo surgió de <text:span text:style-name="T57">una comisión foránea a la carrera</text:span>, era virtualmente impracticable y la urgencia tanto en su diseño como en su implementación lo llevó a realizar un conjunto de modificaciones en un plazo muy cor<text:span text:style-name="T79">t</text:span>o.</text:p>
        <text:p text:style-name="P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Por otra parte la «elevación» de la clínica psicoanalítica en Orientación profesional resignificó una tensión que y<text:span text:style-name="T89">a</text:span> estaba en el origen de la carrera a la vez que se fortalecía (la tensión) con las restricciones legales. Es decir: <text:span text:style-name="T57">cuando la ley del Ejercicio profesional de la medicina </text:span><text:span text:style-name="T63">de ese mismo año <text:s/></text:span><text:span text:style-name="T57">prohíbe expresamente a los y las psicólogas el ejercicio de la clínica</text:span>, la carrera de Psicología de la UBA la convierte en Orientación profesional <text:span text:style-name="T79">en </text:span><text:span text:style-name="T15">la titulación</text:span>.</text:p>
        <text:p text:style-name="P1"/>
        <text:p text:style-name="P1">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text:span text:style-name="T79">A</text:span> por más de 20 años.</text:p>
        <text:p text:style-name="P1"/>
        <text:p text:style-name="P1"><text:span text:style-name="T104">20</text:span>)</text:p>
        <text:p text:style-name="P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text:span text:style-name="T91">(Urrutia &amp; Tejera, 2012, pág. 289). Esta intervención se extendería hasta el 17 de septiembre de 1974 siendo los Rectores Interventores de la UBA, Rodolfo Puiggrós, Alberto Banfi, Ernesto Villanueva, Vicente Solano Lima y Raúl Laguzzi.</text:span></text:p>
        <text:p text:style-name="P1"/>
        <text:p text:style-name="P1">2<text:span text:style-name="T104">1</text:span>)</text:p>
        <text:p text:style-name="P1">El 14 de noviembre de 1973 con la Resolución No 817/73 se desafectó el plan de estudios de 1966 por “la necesidad de adecuar la Carrera de Psicología a las tareas de Reconstrucción Nacional” <text:soft-page-break/>(Resolución (C.S.) 817/73), aprobando, el Consejo Superior de la UBA, un nuevo plan de estudios para la carrera de Psicología.</text:p>
        <text:p text:style-name="P55">Este nuevo plan debía por un lado responder a las necesidades de los sectores populares, asumiendo que ellos no estaban incluidos en los planes previos y por otra parte hacerlo desde lo asistencial, teniendo en cuenta que este aspecto de la profesión estaba restringido por la legislación vigente </text:p>
        <text:p text:style-name="P5">Bajo la lectura de un peronismo que había sido proscrito en el período anterior, el plan de estudios de 196<text:span text:style-name="T90">7</text:span> representaba posiciones opuestas al ideario de la época, por ende la impronta del onganiato debía ser eliminada de los claustros y el plan 66 debía ser cambiado</text:p>
        <text:p text:style-name="P55">Con relación al carácter “popular” de los nuevos contenidos se subrayan las siguientes asignaturas nuevas: <text:span text:style-name="T54">Historia Social de las Luchas del Pueblo Argentino </text:span><text:span text:style-name="T47">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2<text:span text:style-name="T104">2</text:span>)</text:p>
        <text:p text:style-name="P1"><text:span text:style-name="T81">El nuevo plan de 1974, efecto de la implementaci</text:span><text:span text:style-name="T16">ón de la nueva ley universitaria incluía asignaturas novedosas como ser: </text:span>Desarrollos y Silencios de la Psicología en Argentina, Desarrollos Post-Freudianos, Epistemología Genética y Teoría de la Inteligencia, Historia Argentina y Latinoamericana e Introducción a la Problemática de Medios de Comunicación de Masas, <text:span text:style-name="T81">entre otras</text:span>.</text:p>
        <text:p text:style-name="P1"><text:span text:style-name="T54">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47"> A su vez, la especialización en Educación que se mantuvo en su espíritu cambia rotundamente sus contenidos gracias a prioridades del Gobierno orientándose hacia la escuela primaria y el problema de la deserción escolar.</text:span></text:p>
        <text:p text:style-name="P1"><text:span text:style-name="T54">Otra de las características distintivas de este plan respecto a la totalidad de los estudiados en esta tesis es la aparición de un título intermedio. </text:span><text:span text:style-name="T47">Con la aprobación de los tres primeros años de la carrera y de dos Seminarios sobre Metodología de la Investigación los y las estudiantes podían obtener el título de Auxiliar en Investigación Psicológica.</text:span></text:p>
        <text:p text:style-name="P55">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
        <text:p text:style-name="P1">2<text:span text:style-name="T104">3</text:span>)</text:p>
        <text:p text:style-name="P1"><text:span text:style-name="T81">E</text:span>l Gral. Perón <text:span text:style-name="T81">falleci</text:span><text:span text:style-name="T16">ó </text:span>el 1o de Julio de 1974 <text:span text:style-name="T81">y</text:span> su viuda y vicepresidenta María Estela Martínez de Perón asumió la presidencia. <text:span text:style-name="T54">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47">. Se designó como rector interventor en la UBA a Alberto Ottalagano el 17 de septiembre de 1974.</text:span></text:p>
        <text:p text:style-name="P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
        <text:p text:style-name="P52">2<text:span text:style-name="T104">4</text:span>)</text:p>
        <text:p text:style-name="P59"><text:span text:style-name="T81">El 24 de marzo de 1976, v</text:span><text:span text:style-name="T41">ía un golpe militar asumió el mando una Junta Militar que designó como presidente de facto a Videla quien dispuso que las universidades quedaran bajo el control del Poder Ejecutivo Nacional y se dictaminó la potestad del presidente para la designación de rectores y decanos.</text:span></text:p>
        <text:p text:style-name="P1">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55"><text:soft-page-break/>Ese mismo día asumiría como Ministro de Educación Ricardo Pedro Bruera, un profesor de la Universidad Nacional del Litoral con una clara tendencia conservadora.</text:p>
        <text:p text:style-name="P1"/>
        <text:p text:style-name="P52">El 14 de julio de 1976 el Capitán de Corbeta José Héctor García eleva, como Delegado Militar, el reemplazo del plan de estudios de 1974 por el plan 66. </text:p>
        <text:p text:style-name="P52"><text:span text:style-name="T81">E</text:span>l plan 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1">2<text:span text:style-name="T104">5</text:span>)</text:p>
        <text:p text:style-name="P53">Luego del trágico período que transcurrió durante el último gobierno de facto en Argentina, el regreso de la democracia al país trajo nuevos bríos en el ámbito universitario </text:p>
        <text:p text:style-name="P53"><text:span text:style-name="T82">E</text:span>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 </text:p>
        <text:p text:style-name="P1"/>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text:span text:style-name="T91">El CANC estaba formado, </text:span><text:span text:style-name="T93">entre otros </text:span><text:span text:style-name="T91"><text:s/>por: Diana Rabinovich, María Julia García, Roberto Mazzucca, León Ostrov, Beatriz Grego, Gregorio Kaminsky, María Calvo, Rosalía Schneider, Susana Gass y Sara Slapak <text:s/>Blas Alberti, Roberto Romero y Juan Azcoaga </text:span></text:p>
        <text:p text:style-name="P1"/>
        <text:p text:style-name="P1">En este período se dio inicio al proceso destinado a concursar los cargos de profesores para el plan vigente que, en ese momento, era el plan 66.</text:p>
        <text:p text:style-name="P1"/>
        <text:p text:style-name="P1">2<text:span text:style-name="T105">6</text:span>)</text:p>
        <text:p text:style-name="P1">En 1985 en concordancia con la intención del gobierno nacional de levantar las restricciones al ingreso, se crea en el marco de la Universidad de Buenos Aires el Ciclo Básico Común (CBC) desapareciendo así el histórico examen de ingreso a la Universidad. <text:span text:style-name="T57">La conformación del CBC obligó a todas la Facultades de la UBA a reorganizar sus planes de estudio.</text:span></text:p>
        <text:p text:style-name="P1"/>
        <text:p text:style-name="P1">En la Carrera de Psicología se realizó en junio de 1985 las “Jornadas sobre plan de estudios” cuyas conclusiones se utilizaron para la confección del Documento base para la Discusión del Plan curricular del 14 de junio de 1985.</text:p>
        <text:p text:style-name="P1">En este Documento Base se calificaba al plan de estudios de 1966 como “inadecuado por su carácter cerrado” </text:p>
        <text:p text:style-name="P1">El 30 de septiembre de 1985 el Delegado Normalizador – Hugo Vezzetti - dictaba la resolución N<text:span text:style-name="T83">º</text:span> 985 en la que proponía al Consejo Superior Provisorio de la UBA el Plan Curricular de la Carrera de Psicología y el 5 de noviembre el Consejo Superior Provisorio aprobaba el nuevo plan en la resolución No 1138/85.</text:p>
        <text:p text:style-name="P5"/>
        <text:p text:style-name="P5"><text:soft-page-break/><text:span text:style-name="T83">En esa resoluci</text:span><text:span text:style-name="T36">ón </text:span><text:span text:style-name="T83">se </text:span>establecía la fecha de vencimiento del plan de 1966 el 31 de diciembre de 1990, haciéndolo vigente por casi 22 años (1967-1974, 1976-1990).</text:p>
        <text:p text:style-name="P1">El plan de estudios de 1974 es <text:span text:style-name="T64">nuevamente</text:span> ignorado en la creación del plan de 1985, cuyo diálogo será con el plan 66</text:p>
        <text:p text:style-name="P1"/>
        <text:p text:style-name="P7">27) Cronolog<text:span text:style-name="T1">ía</text:span></text:p>
        <text:p text:style-name="P7"><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14"/>
        <text:p text:style-name="P14"/>
        <text:p text:style-name="P15">28)</text:p>
        <text:p text:style-name="P15">Resumamos algunas características del plan de 1985</text:p>
        <text:p text:style-name="P8"><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text:span><text:span text:style-name="T29">mas </text:span><text:span text:style-name="T26">que a un verdadero cambio curricular</text:span><text:span text:style-name="T1">.</text:span></text:p>
        <text:p text:style-name="P15"/>
        <text:p text:style-name="P8"><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Recordemos también que la propuesta curricular de 1985 incluía una Departamentalización que nunca se efectivizó</text:span></text:p>
        <text:p text:style-name="P16"/>
        <text:p text:style-name="P9"><text:span text:style-name="T1">Otro punto de notable similitud entre los planes 66 y 85 son las orientaciones. Aquellas orientaciones propuestas por la Comisión Asesora del gobierno de Onganía, haciendo caso omiso a las propuestas del plan de 1974. </text:span><text:span text:style-name="T4">Las orientaciones, esta vez, tomarán como referencia las Incumbencias profesionales y desaparecen las titulaciones con orientación siendo el de 1985 un plan exclusivamente generalista.</text:span></text:p>
        <text:p text:style-name="P17"/>
        <text:p text:style-name="P18">Asimismo en nuevo plan tiene una fuerte presencia de materias clínicas de orientación psicoanalítica y <text:s/>las asignaturas del CBC y el CFP guardan una enorme similitud con las del plan anterior.</text:p>
        <text:p text:style-name="P18"/>
        <text:p text:style-name="P32">En resumen se podría decir con fundamento que el plan de 1985 no proveé cambios sustanciales respecto del plan de 1966</text:p>
        <text:p text:style-name="P18"/>
        <text:p text:style-name="P19">29) CONCLUSIONES</text:p>
        <text:p text:style-name="P19"/>
        <text:p text:style-name="P10"><text:span text:style-name="T1">30) Como consecuencia de la investigación realizada para esta tesis se puede afirmar que </text:span><text:span text:style-name="T26">el plan 66 divide a la carrera de psicología de la UBA en dos períodos con características claramente definidas</text:span><text:span text:style-name="T1">.</text:span></text:p>
        <text:p text:style-name="P19">Reformiso, innovación, cambios vs contrarreformismo conservador, mínimas modificaciones al amparo de gobiernos represivos.</text:p>
        <text:p text:style-name="P20">En este sentido se considera al plan 66 como un plan “parte aguas” en la historia de la formación de los y las psicólogas de la UBA</text:p>
        <text:p text:style-name="P17"><text:soft-page-break/></text:p>
        <text:p text:style-name="P11"><text:span text:style-name="T4">3</text:span><text:span text:style-name="T1">1) </text:span></text:p>
        <text:p text:style-name="P20">En esta tesis se han puesto de manifiesto polémicas de suma importancia para la comprensión de las consecuencias que, impensadas al momento de su creación, tuvo el plan 66 y sigue teniendo en la actualidad en la formación de los y las psicólogas de la UBA. </text:p>
        <text:p text:style-name="P20">Algunos de estos efectos son: </text:p>
        <text:p text:style-name="P9"><text:span text:style-name="T5">- Desde la creación de la carrera, y un poco más atrás si consideramos los congresos de filosofía y psicología de 1949 y 1954 existe una tensión entre los discursos médico y psicológico. Esta tensión se precipita en 1967 si consideramos, por ejemplo, la ley del ejercicio profesional de la medicina sancionada ese año </text:span><text:span text:style-name="T8">mientras se afianza la Orientación Clínica en el nuevo PLan</text:span><text:span text:style-name="T5">. Su resolución en este nivel recién llega en 1985 con la sanción de la Ley del psicólogo. Se ha intentado demostrar cómo el marco legal ha atravesado el trayecto curricular de la carrera de Psicología en la UBA</text:span></text:p>
        <text:p text:style-name="P21">Si el discurso médico resistía el ejercicio de la psicoterapia y el psicoanálisis por parte de los y las psicólogas las asignaturas y orientaciones de la totalidad de los planes de estudio de psicología demuestran que, más allá de las influencia de ciertos actores, la comunidad académica psicológica de la UBA resistía en forma explícita al discurso médico sumando materias, horas de formación e inclusive titulaciones que, sin contradecir, se oponían ideológicamente a las pretensiones restrictivas del discurso médico.</text:p>
        <text:p text:style-name="P21"/>
        <text:p text:style-name="P12"><text:span text:style-name="T5">- A </text:span><text:span text:style-name="T1">caballo de esta tensión el psicoanálisis refuerza su presencia en la currícula de la UBA convirtiéndose a nuestro entender en una declaración de principios de la comunidad de estudiantes y profesionales psicólogos. No poder ejercer la psicoterapia y el psicoanálisis parece reforzar su presencia en el currículo, y esta continua recurrencia es la que resalta la propia constitución del perfil profesional de los graduados y graduadas de la UBA. <text:s/>Las asignaturas clínicas en 1957 sólo pueden pensarse en el marco de la resolución del Dr. Carrillo de 1954 ¿de qué otra forma puede justificarse la presencia de las mismas cuando el ejercicio profesional estaba restringido a los médicos y médicas?. Estas materias se mantienen y refuerzan en el plan de 1958 para elevarse a la categoría de Orientación en el plan de 1962. Esta presencia se mantiene estable en todos los planes de estudio, incluido el actual</text:span></text:p>
        <text:p text:style-name="P22"/>
        <text:p text:style-name="P12"><text:span text:style-name="T1">- El plan 66 como los planes subsiguientes, a diferencia de los planes previos, fueron consecuencia de cambios políticos más que efectos de necesidades curriculares y/o disciplinares. </text:span><text:span text:style-name="T9">Las presiones políticas alrededor de la renuncia masiva de profesores y las discusiones al interior del grupo de graduados de la carrera dan cuenta de que el diseño del plan no respondía a una necesidad disciplinar</text:span><text:span text:style-name="T1">. Esto se expresa, por ejemplo, en la premura de sus diseños. El plan 66 es efecto del golpe de Onganía y más adelante del golpe de 1976, el plan 1985 que comienza como resultado de un conjunto de factores que estaban emergiendo (la ley del ejercicio profesional, la creación de la Facultad, etc.) termina imitando al plan 66, desarrollándose en apenas tres meses.</text:span></text:p>
        <text:p text:style-name="P22"/>
        <text:p text:style-name="P22">-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se ha demostrado su injerencia en el diseño curricular es significativa recién en el plan de 1985.</text:p>
        <text:p text:style-name="P13"><text:span text:style-name="T9">L</text:span><text:span text:style-name="T1">a idea original </text:span><text:span text:style-name="T9">en</text:span><text:span text:style-name="T1"> el regreso de la democracia </text:span><text:span text:style-name="T9">era</text:span><text:span text:style-name="T1"> reorganizar los claustros, concursar los cargos del plan de 196</text:span><text:span text:style-name="T9">7</text:span><text:span text:style-name="T1">, llamar a elecciones, etc.; no aparecía como prioridad el cambio de currícula. Ésta será necesaria, como ha sido demostrado, por la irrupción del CBC que forzó a un nuevo diseño que tuvo como referencia el </text:span><text:span text:style-name="T9">plan previo</text:span><text:span text:style-name="T1">.</text:span></text:p>
        <text:p text:style-name="P23"/>
        <text:p text:style-name="P13"><text:soft-page-break/><text:span text:style-name="T1">- </text:span><text:span text:style-name="T6">El plan que estudia esta tesis es un plan cuya presencia lo convierte en el plan de estudios de los gobiernos de facto en la UBA. Sin pretenderlo y con una lectura retrospectiva, el plan de 1966 se convierte en el plan de los golpes de estado. </text:span><text:span text:style-name="T9">Se</text:span><text:span text:style-name="T6"> convierte en un plan de escape, una rápida salida a las ideas más modernizadoras en psicología. Los interventores militares de 1976 ni siquiera intentaron pensar un nuevo plan, directamente se apeló al plan del onganiato para disolver el plan peronista de 1974. Como ha sido reiterado en esta investigación, su vigencia se basó en factores políticos más que en factores disciplinares.</text:span></text:p>
        <text:p text:style-name="P24"/>
        <text:p text:style-name="P12"><text:span text:style-name="T6">- A su vez, su heredero, e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7">y el plan 66 fue utilizado como modelo para la carrera de psicología. </text:span><text:span text:style-name="T9">E</text:span><text:span text:style-name="T7">ra casi imposible rediseñar desde cero un nuevo plan en ese lapso, esta investigación ha demostrado que se tomó como base el plan de 1966 para poder realizar las modificaciones necesarias en la primer versión del plan de 1985</text:span></text:p>
        <text:p text:style-name="P25"/>
        <text:p text:style-name="P25"/>
        <text:p text:style-name="P26"/>
        <text:p text:style-name="P26"/>
        <text:p text:style-name="P27"/>
        <text:p text:style-name="P54"><text:span text:style-name="T1">3</text:span><text:span text:style-name="T10">2</text:span><text:span text:style-name="T1">) Para terminar: El plan 66, diseñado como un plan de transición fue resistente. Duró más de los que se había pensado por motivos que no pueden ser atribuibles a sus características curriculares.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p text:style-name="P31"/>
        <text:p text:style-name="P45"><text:span text:style-name="T24">Así abordado, </text:span><text:span text:style-name="T35">el acontecimiento histórico manifiesta sus características de disruptivo y singular y como estructura narrativa se convierte en un analizador de realidades sociales complejas y diversas</text:span></text:p>
        <text:p text:style-name="P65"/>
        <text:p text:style-name="P77"><text:bookmark text:name="docs-internal-guid-8f23ff3b-7fff-c0fc-7155-1ff1a2b04a02"/>El jurado pregunta por qué afirmo que los motivos de la duración e influencia del plan 66 no son académico-curriculares: Primero habría que describir qué entiendo por “motivos académicos o curriculares”. Por ejemplo: a nivel disciplinar, una currícula podría expresar el estado del arte de la disciplina e ir variando a partir de los nuevos descubrimientos, teorías o desarrollos profesionales: ps política, ps del deporte, etc.</text:p>
        <text:p text:style-name="P73">Otro aspecto curricular  puede pensarse a nivel de la estructura del plan, por ejemplo lo acontecido entre 1957 y 1962 se concentró fundamentalmente en resolver aspectos de  “estructura” al interior de la misma idea curricular. Consideremos estas dos caracterizaciones: la de contenidos y la de estructura.</text:p>
        <text:p text:style-name="P73">Actualmente y, desde 1985, se han realizado importantísimas modificaciones, pero sin cambios curriculares significativos del primer tipo, es decir que en las materias obligatorias los contenidos mínimos siguen virtualmente intactos respecto de su versión en la década del 80. A nivel estructural se realizaron varias modificaciones a partir de la década del 90 (nuevas electivas, más horas de práctica e investigación y obligatoriedad de las mismas, etc)., pero no se tocaron las asignaturas obligatorias anuales y el conflicto que generan con las correlativas cuatrimestrales, arrastrando este vicio estructural desde hace casi 40 años.</text:p>
        <text:p text:style-name="P73"><text:soft-page-break/>Notablemente el cambio de plan no tuvo como causa intereses curriculares (mejoras, actualizaciones, etc) disciplinares o estructurales sino que lo político primó por sobre lo curricular y más si se considera la urgencia. Lo político impulsó cambios curriculares que se decidieron con una velocidad en la que la disciplina, a mi entender, quedó muy relegada. El plan 66 es un ejemplo: un grupo foráneo, en muy poco tiempo y por una necesidad política desarrolla una currícula impracticable a la que se le realizaron “parches” en muy pocos meses. Algo similar pero esta vez con actores de la disciplina dispara el plan 85, también varias veces modificado.</text:p>
        <text:p text:style-name="P73">Inclusive el plan de 1974 con su breve duración que incluyó sustanciales cambios disciplinares y estructurales justifica su necesidad en tanto el plan 66 “no respondía a los sectores populares”.  En cada modificación el plan 66 era criticado por diversos motivos : adecuar la carrera, no responder a los sectores populares, características cerradas. Sin embargo su vigencia e influencia se originó en factores político/institucionales: disolver el proyecto del gobierno de 1973/74, incluir el CBC y modificar la currícula en forma urgente.</text:p>
        <text:p text:style-name="P80"><text:line-break/><text:span text:style-name="T10">El plan que estudia esta tesis ha influenciado la formación de las y los psicólogos de la UBA por más de 50 años y se ha convertido en forma explícita o velada en el eje del diálogo curricular durante ese período </text:span><text:span text:style-name="T25">lo que lo ubica como acontecimiento</text:span></text:p>
        <text:p text:style-name="P28"/>
        <text:p text:style-name="P28"/>
        <text:p text:style-name="P66"><text:span text:style-name="T108">33) </text:span><text:bookmark text:name="docs-internal-guid-b7d91e49-7fff-c785-1a05-b6bd386f5438"/><text:span text:style-name="T107">Entiendo que existen un conjunto de investigaciones que podrían realizarse, algunas sugeridas en los dictámenes y con las cuales coincido absolutamente.</text:span></text:p>
        <text:p text:style-name="P73">Tales como:</text:p>
        <text:p text:style-name="P74"><text:span text:style-name="T105">ya nombr</text:span><text:span text:style-name="T109">é la </text:span>Comparación con las carreras a nivel nacional y con las facultades privadas. </text:p>
        <text:p text:style-name="P74">Relación e implicación de las currículas en la legislación vigente (por ejemplo la Ley de Salud mental)</text:p>
        <text:p text:style-name="P74">Análisis desde otras fuentes secundarias (Diarios de la época, revistas especializadas como “Actualidad psicológica”).</text:p>
        <text:p text:style-name="P74">Comparación y análisis de currículas internacionales, lo que podría extenderse a la fértil discusión sobre la <text:span text:style-name="T57">internacionalización</text:span> del título y la relación con AUAPSI y otras asociaciones.</text:p>
        <text:p text:style-name="P78"><text:span text:style-name="T98">Una mayor profundización del análisis de los programas y docentes durante el período 1976 - 1983. Así como también sobre el valor de la enseñanza de la psicología en ese período y otros más.</text:span></text:p>
        <text:p text:style-name="P78"><text:span text:style-name="T98">El tema de la carrera durante de la década del 70 no está explorado con profundidad en esta tesis, puesto que sólo se subraya su relación con el plan 66, sin embargo la separación de FFyL, la intervención por fuerzas militares y otros muchísimos temas pueden desarrollarse (y algunos se están haciendo).</text:span></text:p>
        <text:p text:style-name="P81"><text:line-break/><text:span text:style-name="T45">En suma, cuando se aborda el fascinante tema del currículo en psicología, siendo una disciplina de enorme amplitud y constante crecimiento las posibilidades son muchas y </text:span><text:span text:style-name="T46">la modernización y actualización curricular un deber de la academia</text:span><text:span text:style-name="T45">. Espero también que esta tesis sirva para alimentar y advertir l</text:span><text:span text:style-name="T46">a imperativa necesidad de una seria discusión curricular en la UBA.</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Arial" svg:font-family="Arial"/>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OpenSymbol" svg:font-family="OpenSymbol" style:font-charset="x-symbol"/>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creation-date>2022-03-20T12:23:26</meta:creation-date>
    <dc:date>2022-04-22T00:00:07.700274023</dc:date>
    <meta:print-date>1969-12-31T21:00:00</meta:print-date>
    <meta:editing-duration>PT9H54M16S</meta:editing-duration>
    <meta:editing-cycles>45</meta:editing-cycles>
    <meta:document-statistic meta:table-count="0" meta:image-count="0" meta:object-count="0" meta:page-count="14" meta:paragraph-count="192" meta:word-count="8223" meta:character-count="50753" meta:non-whitespace-character-count="42664"/>
  </office:meta>
</office:document-meta>
</file>